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7866in"/>
    </style:style>
    <style:style style:name="co6" style:family="table-column">
      <style:table-column-properties fo:break-before="auto" style:column-width="1.5402in"/>
    </style:style>
    <style:style style:name="co7" style:family="table-column">
      <style:table-column-properties fo:break-before="auto" style:column-width="0.5445in"/>
    </style:style>
    <style:style style:name="co8" style:family="table-column">
      <style:table-column-properties fo:break-before="auto" style:column-width="1.351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8217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7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9016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0.9319in"/>
    </style:style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21" style:family="table-column">
      <style:table-column-properties fo:break-before="auto" style:column-width="1.6173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04" table:default-cell-style-name="Default"/>
        <table:table-row table:style-name="ro1">
          <table:table-cell table:style-name="ce1" table:number-columns-repeated="8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otal Open</text:p>
          </table:table-cell>
          <table:table-cell table:number-columns-repeated="3"/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New Defects</text:p>
          </table:table-cell>
          <table:table-cell table:style-name="ce1" office:value-type="string" calcext:value-type="string">
            <text:p>Closed Defects</text:p>
          </table:table-cell>
          <table:table-cell table:style-name="ce1"/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Ship Issu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omal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Predicted Open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2">
          <table:table-cell/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02/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4/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4/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4/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4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5/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5/0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5/10</text:p>
          </table:table-cell>
          <table:table-cell table:number-columns-repeated="1019"/>
        </table:table-row>
        <table:table-row table:style-name="ro2" table:number-rows-repeated="3">
          <table:table-cell table:number-columns-repeated="1021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7</text:p>
            <draw:frame table:end-cell-address="'Raw-Data'.H77" table:end-x="0.2012in" table:end-y="0.052in" draw:z-index="2" draw:style-name="gr1" draw:text-style-name="P1" svg:width="6.5799in" svg:height="5.7185in" svg:x="0.1248in" svg:y="0.1669in">
              <draw:object draw:notify-on-update-of-ranges="'Raw-Data'.B18:'Raw-Data'.B27 'Raw-Data'.R2:'Raw-Data'.R2 'Raw-Data'.R18:'Raw-Data'.R26 'Raw-Data'.Q2:'Raw-Data'.Q2 'Raw-Data'.Q18:'Raw-Data'.Q26 'Raw-Data'.P2:'Raw-Data'.P2 'Raw-Data'.P18:'Raw-Data'.P26 'Raw-Data'.O2:'Raw-Data'.O2 'Raw-Data'.O18:'Raw-Data'.O26 'Raw-Data'.N2:'Raw-Data'.N2 'Raw-Data'.N18:'Raw-Data'.N26 'Raw-Data'.S2:'Raw-Data'.S2 'Raw-Data'.S18:'Raw-Data'.S2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  <draw:frame table:end-cell-address="'Raw-Data'.Q65" table:end-x="0.3311in" table:end-y="0.1535in" draw:z-index="1" draw:style-name="gr1" draw:text-style-name="P1" svg:width="8.4882in" svg:height="3.1535in" svg:x="0.6067in" svg:y="0.1669in">
              <draw:object draw:notify-on-update-of-ranges="'Raw-Data'.B19:'Raw-Data'.B26 'Raw-Data'.K2:'Raw-Data'.K2 'Raw-Data'.K19:'Raw-Data'.K26 'Raw-Data'.L2:'Raw-Data'.L2 'Raw-Data'.L19:'Raw-Data'.L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 table:number-rows-repeated="14">
          <table:table-cell table:number-columns-repeated="1021"/>
        </table:table-row>
        <table:table-row table:style-name="ro1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3913in" svg:x="0.5543in" svg:y="0.1669in">
              <draw:object draw:notify-on-update-of-ranges="'Raw-Data'.B19:'Raw-Data'.B26 'Raw-Data'.C2:'Raw-Data'.C2 'Raw-Data'.C19:'Raw-Data'.C26 'Raw-Data'.D2:'Raw-Data'.D2 'Raw-Data'.D19:'Raw-Data'.D26 'Raw-Data'.F2:'Raw-Data'.F2 'Raw-Data'.F19:'Raw-Data'.F26 'Raw-Data'.G2:'Raw-Data'.G2 'Raw-Data'.G19:'Raw-Data'.G26 'Raw-Data'.H2:'Raw-Data'.H2 'Raw-Data'.H19:'Raw-Data'.H26 'Raw-Data'.I2:'Raw-Data'.I2 'Raw-Data'.I19:'Raw-Data'.I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7" table:default-cell-style-name="Default"/>
        <table:table-column table:style-name="co18" table:number-columns-repeated="1023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urrent</text:p>
          </table:table-cell>
          <table:table-cell table:style-name="ce3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>
            <draw:frame table:end-cell-address="Sheet2.I47" table:end-x="0.8902in" table:end-y="0.1303in" draw:z-index="0" draw:style-name="gr1" draw:text-style-name="P1" svg:width="7.2937in" svg:height="5.1598in" svg:x="0.1209in" svg:y="0.1157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4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4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0000-00-00T00:00:01.605706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5-09T17:54:33.539659081</dc:date>
    <meta:editing-duration>P8DT17H58M28S</meta:editing-duration>
    <meta:editing-cycles>310</meta:editing-cycles>
    <meta:generator>LibreOffice/4.1.3.2$Linux_X86_64 LibreOffice_project/410$Build-2</meta:generator>
    <dc:creator>twu </dc:creator>
    <meta:document-statistic meta:table-count="3" meta:cell-count="8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673cm" xlink:href=".." xlink:type="simple" chart:class="chart:bar" chart:style-name="ch1">
        <chart:title svg:x="7.966cm" svg:y="0.391cm" chart:style-name="ch2">
          <text:p>All Defects</text:p>
        </chart:title>
        <chart:legend chart:legend-position="end" svg:x="17.044cm" svg:y="3.029cm" style:legend-expansion="high" chart:style-name="ch3"/>
        <chart:plot-area chart:style-name="ch4" table:cell-range-address="'Raw-Data'.B19:'Raw-Data'.D26 'Raw-Data'.C2:'Raw-Data'.D2 'Raw-Data'.F2:'Raw-Data'.I2 'Raw-Data'.F19:'Raw-Data'.I26" chart:data-source-has-labels="both" svg:x="0.918cm" svg:y="1.29cm" svg:width="15.299cm" svg:height="6.797cm">
          <chartooo:coordinate-region svg:x="1.725cm" svg:y="1.489cm" svg:width="14.492cm" svg:height="5.951cm"/>
          <chart:axis chart:dimension="x" chart:name="primary-x" chart:style-name="ch5" chartooo:axis-type="auto">
            <chartooo:date-scale/>
            <chart:categories table:cell-range-address="'Raw-Data'.B19:'Raw-Data'.B26"/>
          </chart:axis>
          <chart:axis chart:dimension="y" chart:name="primary-y" chart:style-name="ch6"/>
          <chart:series chart:style-name="ch7" chart:values-cell-range-address="'Raw-Data'.C19:'Raw-Data'.C26" chart:label-cell-address="'Raw-Data'.C2:'Raw-Data'.C2" chart:class="chart:bar">
            <chart:data-point chart:repeated="8"/>
          </chart:series>
          <chart:series chart:style-name="ch8" chart:values-cell-range-address="'Raw-Data'.D19:'Raw-Data'.D26" chart:label-cell-address="'Raw-Data'.D2:'Raw-Data'.D2" chart:class="chart:bar">
            <chart:data-point chart:repeated="8"/>
          </chart:series>
          <chart:series chart:style-name="ch9" chart:values-cell-range-address="'Raw-Data'.F19:'Raw-Data'.F26" chart:label-cell-address="'Raw-Data'.F2:'Raw-Data'.F2" chart:class="chart:bar">
            <chart:data-point chart:repeated="8"/>
          </chart:series>
          <chart:series chart:style-name="ch10" chart:values-cell-range-address="'Raw-Data'.G19:'Raw-Data'.G26" chart:label-cell-address="'Raw-Data'.G2:'Raw-Data'.G2" chart:class="chart:bar">
            <chart:data-point chart:repeated="8"/>
          </chart:series>
          <chart:series chart:style-name="ch11" chart:values-cell-range-address="'Raw-Data'.H19:'Raw-Data'.H26" chart:label-cell-address="'Raw-Data'.H2:'Raw-Data'.H2" chart:class="chart:bar">
            <chart:data-point chart:repeated="8"/>
          </chart:series>
          <chart:series chart:style-name="ch12" chart:values-cell-range-address="'Raw-Data'.I19:'Raw-Data'.I26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14</text:p>
                <draw:g>
                  <svg:desc>'Raw-Data'.B19:'Raw-Data'.B26</svg:desc>
                </draw:g>
              </table:table-cell>
              <table:table-cell office:value-type="float" office:value="1">
                <text:p>1</text:p>
                <draw:g>
                  <svg:desc>'Raw-Data'.C19:'Raw-Data'.C26</svg:desc>
                </draw:g>
              </table:table-cell>
              <table:table-cell office:value-type="float" office:value="4">
                <text:p>4</text:p>
                <draw:g>
                  <svg:desc>'Raw-Data'.D19:'Raw-Data'.D26</svg:desc>
                </draw:g>
              </table:table-cell>
              <table:table-cell office:value-type="float" office:value="16">
                <text:p>16</text:p>
                <draw:g>
                  <svg:desc>'Raw-Data'.F19:'Raw-Data'.F26</svg:desc>
                </draw:g>
              </table:table-cell>
              <table:table-cell office:value-type="float" office:value="2">
                <text:p>2</text:p>
                <draw:g>
                  <svg:desc>'Raw-Data'.G19:'Raw-Data'.G26</svg:desc>
                </draw:g>
              </table:table-cell>
              <table:table-cell office:value-type="float" office:value="380">
                <text:p>380</text:p>
                <draw:g>
                  <svg:desc>'Raw-Data'.H19:'Raw-Data'.H26</svg:desc>
                </draw:g>
              </table:table-cell>
              <table:table-cell office:value-type="float" office:value="409">
                <text:p>409</text:p>
                <draw:g>
                  <svg:desc>'Raw-Data'.I19:'Raw-Data'.I26</svg:desc>
                </draw:g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61cm" svg:height="8.011cm" xlink:href=".." xlink:type="simple" chart:class="chart:bar" chart:style-name="ch1">
        <chart:title svg:x="3.488cm" svg:y="0.016cm" chart:style-name="ch2">
          <text:p>New and Closed defects (weekly)</text:p>
        </chart:title>
        <chart:legend chart:legend-position="end" svg:x="18.049cm" svg:y="3.56cm" style:legend-expansion="high" chart:style-name="ch3"/>
        <chart:plot-area chart:style-name="ch4" table:cell-range-address="'Raw-Data'.B19:'Raw-Data'.B26 'Raw-Data'.K2:'Raw-Data'.L2 'Raw-Data'.K19:'Raw-Data'.L26" chart:data-source-has-labels="both" svg:x="1.143cm" svg:y="1.198cm" svg:width="16.209cm" svg:height="6.269cm">
          <chartooo:coordinate-region svg:x="1.764cm" svg:y="1.397cm" svg:width="15.588cm" svg:height="5.423cm"/>
          <chart:axis chart:dimension="x" chart:name="primary-x" chart:style-name="ch5" chartooo:axis-type="text">
            <chart:categories table:cell-range-address="'Raw-Data'.B19:'Raw-Data'.B26"/>
          </chart:axis>
          <chart:axis chart:dimension="y" chart:name="primary-y" chart:style-name="ch6"/>
          <chart:series chart:style-name="ch7" chart:values-cell-range-address="'Raw-Data'.K19:'Raw-Data'.K26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19:'Raw-Data'.L26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14</text:p>
                <draw:g>
                  <svg:desc>'Raw-Data'.B19:'Raw-Data'.B26</svg:desc>
                </draw:g>
              </table:table-cell>
              <table:table-cell office:value-type="float" office:value="4">
                <text:p>4</text:p>
                <draw:g>
                  <svg:desc>'Raw-Data'.K19:'Raw-Data'.K26</svg:desc>
                </draw:g>
              </table:table-cell>
              <table:table-cell office:value-type="float" office:value="14">
                <text:p>14</text:p>
                <draw:g>
                  <svg:desc>'Raw-Data'.L19:'Raw-Data'.L26</svg:desc>
                </draw:g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528cm" xlink:href=".." xlink:type="simple" chart:class="chart:bar" chart:column-mapping="3 2 1 0" chart:style-name="ch1">
        <chart:title svg:x="2.645cm" svg:y="1.125cm" chart:style-name="ch2">
          <text:p>Open Defect by Severity (weekly)</text:p>
        </chart:title>
        <chart:legend svg:x="12.855cm" svg:y="5.73cm" style:legend-expansion="custom" chartooo:width="3.723cm" chartooo:height="3.89cm" style:legend-expansion-aspect-ratio="0.95706940874036" chart:style-name="ch3"/>
        <chart:plot-area chart:style-name="ch4" table:cell-range-address="'Raw-Data'.B18:'Raw-Data'.B27 'Raw-Data'.N2:'Raw-Data'.S2 'Raw-Data'.N18:'Raw-Data'.R26 'Raw-Data'.S18:'Raw-Data'.S27" chart:data-source-has-labels="both" svg:x="0.748cm" svg:y="2.249cm" svg:width="11.437cm" svg:height="11.396cm">
          <chartooo:coordinate-region svg:x="1.369cm" svg:y="2.448cm" svg:width="10.816cm" svg:height="10.55cm"/>
          <chart:axis chart:dimension="x" chart:name="primary-x" chart:style-name="ch5" chartooo:axis-type="auto">
            <chartooo:date-scale/>
            <chart:categories table:cell-range-address="'Raw-Data'.B18:'Raw-Data'.B27"/>
          </chart:axis>
          <chart:axis chart:dimension="y" chart:name="primary-y" chart:style-name="ch6"/>
          <chart:series chart:style-name="ch7" chart:values-cell-range-address="'Raw-Data'.R18:'Raw-Data'.R26" chart:label-cell-address="'Raw-Data'.R2:'Raw-Data'.R2" chart:class="chart:bar">
            <chart:data-point chart:repeated="9"/>
          </chart:series>
          <chart:series chart:style-name="ch8" chart:values-cell-range-address="'Raw-Data'.Q18:'Raw-Data'.Q26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18:'Raw-Data'.P26" chart:label-cell-address="'Raw-Data'.P2:'Raw-Data'.P2" chart:class="chart:bar">
            <chart:data-point chart:repeated="9"/>
          </chart:series>
          <chart:series chart:style-name="ch11" chart:values-cell-range-address="'Raw-Data'.O18:'Raw-Data'.O26" chart:label-cell-address="'Raw-Data'.O2:'Raw-Data'.O2" chart:class="chart:bar">
            <chart:data-point chart:repeated="9"/>
          </chart:series>
          <chart:series chart:style-name="ch12" chart:values-cell-range-address="'Raw-Data'.N18:'Raw-Data'.N26" chart:label-cell-address="'Raw-Data'.N2:'Raw-Data'.N2" chart:class="chart:bar">
            <chart:data-point chart:repeated="9"/>
          </chart:series>
          <chart:series chart:style-name="ch13" chart:values-cell-range-address="'Raw-Data'.S18:'Raw-Data'.S27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07</text:p>
                <draw:g>
                  <svg:desc>'Raw-Data'.B18:'Raw-Data'.B27</svg:desc>
                </draw:g>
              </table:table-cell>
              <table:table-cell office:value-type="float" office:value="2">
                <text:p>2</text:p>
                <draw:g>
                  <svg:desc>'Raw-Data'.R18:'Raw-Data'.R26</svg:desc>
                </draw:g>
              </table:table-cell>
              <table:table-cell office:value-type="float" office:value="20">
                <text:p>20</text:p>
                <draw:g>
                  <svg:desc>'Raw-Data'.Q18:'Raw-Data'.Q26</svg:desc>
                </draw:g>
              </table:table-cell>
              <table:table-cell office:value-type="float" office:value="15">
                <text:p>15</text:p>
                <draw:g>
                  <svg:desc>'Raw-Data'.P18:'Raw-Data'.P26</svg:desc>
                </draw:g>
              </table:table-cell>
              <table:table-cell office:value-type="float" office:value="1">
                <text:p>1</text:p>
                <draw:g>
                  <svg:desc>'Raw-Data'.O18:'Raw-Data'.O26</svg:desc>
                </draw:g>
              </table:table-cell>
              <table:table-cell office:value-type="float" office:value="0">
                <text:p>0</text:p>
                <draw:g>
                  <svg:desc>'Raw-Data'.N18:'Raw-Data'.N26</svg:desc>
                </draw:g>
              </table:table-cell>
              <table:table-cell office:value-type="float" office:value="32">
                <text:p>32</text:p>
                <draw:g>
                  <svg:desc>'Raw-Data'.S18:'Raw-Data'.S27</svg:desc>
                </draw:g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